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1.7772in" svg:y="0.6039in">
            <draw:object draw:notify-on-update-of-ranges="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882in" svg:y="5.0902in">
            <draw:object draw:notify-on-update-of-ranges="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37274" calcext:value-type="float">
            <text:p>0.937274</text:p>
          </table:table-cell>
          <table:table-cell office:value-type="float" office:value="0.016476" calcext:value-type="float">
            <text:p>0.016476</text:p>
          </table:table-cell>
          <table:table-cell office:value-type="float" office:value="0.92061" calcext:value-type="float">
            <text:p>0.92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3200398" calcext:value-type="float">
            <text:p>0.93200398</text:p>
          </table:table-cell>
          <table:table-cell table:formula="of:=AVERAGE(INDIRECT([.K2]):INDIRECT([.L2]))" office:value-type="float" office:value="0.0163532" calcext:value-type="float">
            <text:p>0.0163532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896628" calcext:value-type="float">
            <text:p>0.89662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80194" calcext:value-type="float">
            <text:p>0.88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649896" calcext:value-type="float">
            <text:p>0.94649896</text:p>
          </table:table-cell>
          <table:table-cell table:formula="of:=AVERAGE(INDIRECT([.K3]):INDIRECT([.L3]))" office:value-type="float" office:value="0.03263563" calcext:value-type="float">
            <text:p>0.03263563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51866" calcext:value-type="float">
            <text:p>0.951866</text:p>
          </table:table-cell>
          <table:table-cell office:value-type="float" office:value="0.016481" calcext:value-type="float">
            <text:p>0.016481</text:p>
          </table:table-cell>
          <table:table-cell office:value-type="float" office:value="0.935194" calcext:value-type="float">
            <text:p>0.935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7706601" calcext:value-type="float">
            <text:p>0.97706601</text:p>
          </table:table-cell>
          <table:table-cell table:formula="of:=AVERAGE(INDIRECT([.K4]):INDIRECT([.L4]))" office:value-type="float" office:value="0.0651644" calcext:value-type="float">
            <text:p>0.0651644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21841" calcext:value-type="float">
            <text:p>0.921841</text:p>
          </table:table-cell>
          <table:table-cell office:value-type="float" office:value="0.016387" calcext:value-type="float">
            <text:p>0.016387</text:p>
          </table:table-cell>
          <table:table-cell office:value-type="float" office:value="0.905321" calcext:value-type="float">
            <text:p>0.905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4944" calcext:value-type="float">
            <text:p>0.914944</text:p>
          </table:table-cell>
          <table:table-cell office:value-type="float" office:value="0.016319" calcext:value-type="float">
            <text:p>0.016319</text:p>
          </table:table-cell>
          <table:table-cell office:value-type="float" office:value="0.89849" calcext:value-type="float">
            <text:p>0.8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89" calcext:value-type="float">
            <text:p>0.92589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909373" calcext:value-type="float">
            <text:p>0.90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0486" calcext:value-type="float">
            <text:p>0.90048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4044" calcext:value-type="float">
            <text:p>0.8840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02" calcext:value-type="float">
            <text:p>0.925002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908589" calcext:value-type="float">
            <text:p>0.9085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694" calcext:value-type="float">
            <text:p>0.947694</text:p>
          </table:table-cell>
          <table:table-cell office:value-type="float" office:value="0.016336" calcext:value-type="float">
            <text:p>0.016336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1921" calcext:value-type="float">
            <text:p>0.961921</text:p>
          </table:table-cell>
          <table:table-cell office:value-type="float" office:value="0.016375" calcext:value-type="float">
            <text:p>0.016375</text:p>
          </table:table-cell>
          <table:table-cell office:value-type="float" office:value="0.945414" calcext:value-type="float">
            <text:p>0.945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016531" calcext:value-type="float">
            <text:p>0.016531</text:p>
          </table:table-cell>
          <table:table-cell office:value-type="float" office:value="0.943026" calcext:value-type="float">
            <text:p>0.9430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985" calcext:value-type="float">
            <text:p>0.950985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34508" calcext:value-type="float">
            <text:p>0.934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7014" calcext:value-type="float">
            <text:p>0.967014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.950427" calcext:value-type="float">
            <text:p>0.95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19379" calcext:value-type="float">
            <text:p>0.919379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2927" calcext:value-type="float">
            <text:p>0.902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office:value-type="float" office:value="0.92971711" calcext:value-type="float">
            <text:p>0.92971711</text:p>
          </table:table-cell>
          <table:table-cell table:number-columns-repeated="4"/>
        </table:table-row>
        <table:table-row table:style-name="ro1">
          <table:table-cell office:value-type="float" office:value="1.000005" calcext:value-type="float">
            <text:p>1.000005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8351" calcext:value-type="float">
            <text:p>0.98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office:value-type="float" office:value="0.94780062" calcext:value-type="float">
            <text:p>0.94780062</text:p>
          </table:table-cell>
          <table:table-cell table:number-columns-repeated="4"/>
        </table:table-row>
        <table:table-row table:style-name="ro1">
          <table:table-cell office:value-type="float" office:value="0.927672" calcext:value-type="float">
            <text:p>0.927672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1166" calcext:value-type="float">
            <text:p>0.9111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office:value-type="float" office:value="0.980070249999999" calcext:value-type="float">
            <text:p>0.980070249999999</text:p>
          </table:table-cell>
          <table:table-cell table:number-columns-repeated="4"/>
        </table:table-row>
        <table:table-row table:style-name="ro1">
          <table:table-cell office:value-type="float" office:value="0.900229" calcext:value-type="float">
            <text:p>0.900229</text:p>
          </table:table-cell>
          <table:table-cell office:value-type="float" office:value="0.016286" calcext:value-type="float">
            <text:p>0.016286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771" calcext:value-type="float">
            <text:p>0.898771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2331" calcext:value-type="float">
            <text:p>0.8823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3482193808013" calcext:value-type="float">
            <text:p>3.23482193808013</text:p>
          </table:table-cell>
          <table:table-cell office:value-type="float" office:value="0.0932292844903406" calcext:value-type="float">
            <text:p>0.093229284490341</text:p>
          </table:table-cell>
          <table:table-cell table:number-columns-repeated="8"/>
        </table:table-row>
        <table:table-row table:style-name="ro1">
          <table:table-cell office:value-type="float" office:value="0.944689" calcext:value-type="float">
            <text:p>0.944689</text:p>
          </table:table-cell>
          <table:table-cell office:value-type="float" office:value="0.016325" calcext:value-type="float">
            <text:p>0.016325</text:p>
          </table:table-cell>
          <table:table-cell office:value-type="float" office:value="0.92823" calcext:value-type="float">
            <text:p>0.92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0.930395" calcext:value-type="float">
            <text:p>0.930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office:value-type="float" office:value="0.01608097" calcext:value-type="float">
            <text:p>0.01608097</text:p>
          </table:table-cell>
          <table:table-cell table:number-columns-repeated="4"/>
        </table:table-row>
        <table:table-row table:style-name="ro1">
          <table:table-cell office:value-type="float" office:value="0.927489" calcext:value-type="float">
            <text:p>0.927489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911007" calcext:value-type="float">
            <text:p>0.911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office:value-type="float" office:value="0.0321147" calcext:value-type="float">
            <text:p>0.0321147</text:p>
          </table:table-cell>
          <table:table-cell table:number-columns-repeated="4"/>
        </table:table-row>
        <table:table-row table:style-name="ro1">
          <table:table-cell office:value-type="float" office:value="0.919158" calcext:value-type="float">
            <text:p>0.91915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office:value-type="float" office:value="0.06417807" calcext:value-type="float">
            <text:p>0.06417807</text:p>
          </table:table-cell>
          <table:table-cell table:number-columns-repeated="4"/>
        </table:table-row>
        <table:table-row table:style-name="ro1">
          <table:table-cell office:value-type="float" office:value="0.951817" calcext:value-type="float">
            <text:p>0.951817</text:p>
          </table:table-cell>
          <table:table-cell office:value-type="float" office:value="0.016337" calcext:value-type="float">
            <text:p>0.016337</text:p>
          </table:table-cell>
          <table:table-cell office:value-type="float" office:value="0.935344" calcext:value-type="float">
            <text:p>0.935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2221" calcext:value-type="float">
            <text:p>0.942221</text:p>
          </table:table-cell>
          <table:table-cell office:value-type="float" office:value="0.016385" calcext:value-type="float">
            <text:p>0.016385</text:p>
          </table:table-cell>
          <table:table-cell office:value-type="float" office:value="0.925701" calcext:value-type="float">
            <text:p>0.9257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823" calcext:value-type="float">
            <text:p>0.934823</text:p>
          </table:table-cell>
          <table:table-cell office:value-type="float" office:value="0.016497" calcext:value-type="float">
            <text:p>0.016497</text:p>
          </table:table-cell>
          <table:table-cell office:value-type="float" office:value="0.918187" calcext:value-type="float">
            <text:p>0.918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15" calcext:value-type="float">
            <text:p>0.925915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909418" calcext:value-type="float">
            <text:p>0.9094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099" calcext:value-type="float">
            <text:p>0.927099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0594" calcext:value-type="float">
            <text:p>0.9105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22" calcext:value-type="float">
            <text:p>0.899522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8831" calcext:value-type="float">
            <text:p>0.8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9743" calcext:value-type="float">
            <text:p>0.919743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903336" calcext:value-type="float">
            <text:p>0.903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01" calcext:value-type="float">
            <text:p>0.9470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930427" calcext:value-type="float">
            <text:p>0.93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985" calcext:value-type="float">
            <text:p>0.945985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0.929426" calcext:value-type="float">
            <text:p>0.9294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182" calcext:value-type="float">
            <text:p>0.946182</text:p>
          </table:table-cell>
          <table:table-cell office:value-type="float" office:value="0.016505" calcext:value-type="float">
            <text:p>0.016505</text:p>
          </table:table-cell>
          <table:table-cell office:value-type="float" office:value="0.929492" calcext:value-type="float">
            <text:p>0.9294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338" calcext:value-type="float">
            <text:p>0.922338</text:p>
          </table:table-cell>
          <table:table-cell office:value-type="float" office:value="0.016303" calcext:value-type="float">
            <text:p>0.016303</text:p>
          </table:table-cell>
          <table:table-cell office:value-type="float" office:value="0.905895" calcext:value-type="float">
            <text:p>0.905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433" calcext:value-type="float">
            <text:p>0.925433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08935" calcext:value-type="float">
            <text:p>0.9089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183" calcext:value-type="float">
            <text:p>0.92518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08691" calcext:value-type="float">
            <text:p>0.908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29" calcext:value-type="float">
            <text:p>0.924029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907574" calcext:value-type="float">
            <text:p>0.90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05" calcext:value-type="float">
            <text:p>0.899505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883063" calcext:value-type="float">
            <text:p>0.8830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0056" calcext:value-type="float">
            <text:p>0.920056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559" calcext:value-type="float">
            <text:p>0.937559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921066" calcext:value-type="float">
            <text:p>0.921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636" calcext:value-type="float">
            <text:p>0.93463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918198" calcext:value-type="float">
            <text:p>0.918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77" calcext:value-type="float">
            <text:p>0.926577</text:p>
          </table:table-cell>
          <table:table-cell office:value-type="float" office:value="0.016361" calcext:value-type="float">
            <text:p>0.016361</text:p>
          </table:table-cell>
          <table:table-cell office:value-type="float" office:value="0.910076" calcext:value-type="float">
            <text:p>0.910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435" calcext:value-type="float">
            <text:p>0.911435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94993" calcext:value-type="float">
            <text:p>0.894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243" calcext:value-type="float">
            <text:p>0.921243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904816" calcext:value-type="float">
            <text:p>0.90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22" calcext:value-type="float">
            <text:p>0.927422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910825" calcext:value-type="float">
            <text:p>0.910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8361" calcext:value-type="float">
            <text:p>0.98361</text:p>
          </table:table-cell>
          <table:table-cell office:value-type="float" office:value="0.016333" calcext:value-type="float">
            <text:p>0.016333</text:p>
          </table:table-cell>
          <table:table-cell office:value-type="float" office:value="0.967142" calcext:value-type="float">
            <text:p>0.967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757" calcext:value-type="float">
            <text:p>0.946757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930273" calcext:value-type="float">
            <text:p>0.9302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831" calcext:value-type="float">
            <text:p>0.916831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0381" calcext:value-type="float">
            <text:p>0.900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32" calcext:value-type="float">
            <text:p>0.926732</text:p>
          </table:table-cell>
          <table:table-cell office:value-type="float" office:value="0.016284" calcext:value-type="float">
            <text:p>0.016284</text:p>
          </table:table-cell>
          <table:table-cell office:value-type="float" office:value="0.910321" calcext:value-type="float">
            <text:p>0.910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97" calcext:value-type="float">
            <text:p>0.923697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0.907214" calcext:value-type="float">
            <text:p>0.907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3249" calcext:value-type="float">
            <text:p>0.903249</text:p>
          </table:table-cell>
          <table:table-cell office:value-type="float" office:value="0.016317" calcext:value-type="float">
            <text:p>0.016317</text:p>
          </table:table-cell>
          <table:table-cell office:value-type="float" office:value="0.886799" calcext:value-type="float">
            <text:p>0.886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853" calcext:value-type="float">
            <text:p>0.945853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29373" calcext:value-type="float">
            <text:p>0.92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8" calcext:value-type="float">
            <text:p>0.913778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7342" calcext:value-type="float">
            <text:p>0.8973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482" calcext:value-type="float">
            <text:p>0.943482</text:p>
          </table:table-cell>
          <table:table-cell office:value-type="float" office:value="0.016433" calcext:value-type="float">
            <text:p>0.016433</text:p>
          </table:table-cell>
          <table:table-cell office:value-type="float" office:value="0.926869" calcext:value-type="float">
            <text:p>0.926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458" calcext:value-type="float">
            <text:p>0.924458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90791" calcext:value-type="float">
            <text:p>0.90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645" calcext:value-type="float">
            <text:p>0.926645</text:p>
          </table:table-cell>
          <table:table-cell office:value-type="float" office:value="0.016365" calcext:value-type="float">
            <text:p>0.016365</text:p>
          </table:table-cell>
          <table:table-cell office:value-type="float" office:value="0.910147" calcext:value-type="float">
            <text:p>0.910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935" calcext:value-type="float">
            <text:p>0.922935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06519" calcext:value-type="float">
            <text:p>0.906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1092" calcext:value-type="float">
            <text:p>0.931092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914644" calcext:value-type="float">
            <text:p>0.914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851" calcext:value-type="float">
            <text:p>0.944851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928434" calcext:value-type="float">
            <text:p>0.9284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674" calcext:value-type="float">
            <text:p>0.93674</text:p>
          </table:table-cell>
          <table:table-cell office:value-type="float" office:value="0.016414" calcext:value-type="float">
            <text:p>0.016414</text:p>
          </table:table-cell>
          <table:table-cell office:value-type="float" office:value="0.920194" calcext:value-type="float">
            <text:p>0.92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31" calcext:value-type="float">
            <text:p>0.926531</text:p>
          </table:table-cell>
          <table:table-cell office:value-type="float" office:value="0.016597" calcext:value-type="float">
            <text:p>0.016597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043" calcext:value-type="float">
            <text:p>0.91043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66" calcext:value-type="float">
            <text:p>0.924866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08358" calcext:value-type="float">
            <text:p>0.9083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148" calcext:value-type="float">
            <text:p>0.913148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896693" calcext:value-type="float">
            <text:p>0.8966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583" calcext:value-type="float">
            <text:p>0.922583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905859" calcext:value-type="float">
            <text:p>0.905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76638" calcext:value-type="float">
            <text:p>0.976638</text:p>
          </table:table-cell>
          <table:table-cell office:value-type="float" office:value="0.016269" calcext:value-type="float">
            <text:p>0.016269</text:p>
          </table:table-cell>
          <table:table-cell office:value-type="float" office:value="0.960237" calcext:value-type="float">
            <text:p>0.960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19" calcext:value-type="float">
            <text:p>0.925019</text:p>
          </table:table-cell>
          <table:table-cell office:value-type="float" office:value="0.016438" calcext:value-type="float">
            <text:p>0.016438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894" calcext:value-type="float">
            <text:p>0.911894</text:p>
          </table:table-cell>
          <table:table-cell office:value-type="float" office:value="0.016316" calcext:value-type="float">
            <text:p>0.016316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2" calcext:value-type="float">
            <text:p>0.9232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06757" calcext:value-type="float">
            <text:p>0.906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1" calcext:value-type="float">
            <text:p>0.9491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32684" calcext:value-type="float">
            <text:p>0.932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997" calcext:value-type="float">
            <text:p>0.94199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925612" calcext:value-type="float">
            <text:p>0.925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894" calcext:value-type="float">
            <text:p>0.943894</text:p>
          </table:table-cell>
          <table:table-cell office:value-type="float" office:value="0.016276" calcext:value-type="float">
            <text:p>0.016276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78" calcext:value-type="float">
            <text:p>0.924878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08393" calcext:value-type="float">
            <text:p>0.908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8094" calcext:value-type="float">
            <text:p>0.958094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41646" calcext:value-type="float">
            <text:p>0.941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748" calcext:value-type="float">
            <text:p>0.96748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951024" calcext:value-type="float">
            <text:p>0.951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437" calcext:value-type="float">
            <text:p>0.947437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930912" calcext:value-type="float">
            <text:p>0.930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5" calcext:value-type="float">
            <text:p>0.913775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897235" calcext:value-type="float">
            <text:p>0.8972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397" calcext:value-type="float">
            <text:p>0.909397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297" calcext:value-type="float">
            <text:p>0.89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325" calcext:value-type="float">
            <text:p>0.945325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28876" calcext:value-type="float">
            <text:p>0.928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9313" calcext:value-type="float">
            <text:p>0.939313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22833" calcext:value-type="float">
            <text:p>0.922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64" calcext:value-type="float">
            <text:p>0.91564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99204" calcext:value-type="float">
            <text:p>0.89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398" calcext:value-type="float">
            <text:p>0.923398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906877" calcext:value-type="float">
            <text:p>0.906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824" calcext:value-type="float">
            <text:p>0.923824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7318" calcext:value-type="float">
            <text:p>0.907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1073" calcext:value-type="float">
            <text:p>0.901073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84636" calcext:value-type="float">
            <text:p>0.884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33" calcext:value-type="float">
            <text:p>0.94433</text:p>
          </table:table-cell>
          <table:table-cell office:value-type="float" office:value="0.016409" calcext:value-type="float">
            <text:p>0.016409</text:p>
          </table:table-cell>
          <table:table-cell office:value-type="float" office:value="0.927786" calcext:value-type="float">
            <text:p>0.92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782" calcext:value-type="float">
            <text:p>0.956782</text:p>
          </table:table-cell>
          <table:table-cell office:value-type="float" office:value="0.016376" calcext:value-type="float">
            <text:p>0.016376</text:p>
          </table:table-cell>
          <table:table-cell office:value-type="float" office:value="0.940243" calcext:value-type="float">
            <text:p>0.940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83" calcext:value-type="float">
            <text:p>0.925083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683" calcext:value-type="float">
            <text:p>0.959683</text:p>
          </table:table-cell>
          <table:table-cell office:value-type="float" office:value="0.016432" calcext:value-type="float">
            <text:p>0.016432</text:p>
          </table:table-cell>
          <table:table-cell office:value-type="float" office:value="0.943096" calcext:value-type="float">
            <text:p>0.943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204845444203" calcext:value-type="float">
            <text:p>3.15204845444203</text:p>
          </table:table-cell>
          <table:table-cell office:value-type="float" office:value="0.0104558008522324" calcext:value-type="float">
            <text:p>0.010455800852232</text:p>
          </table:table-cell>
          <table:table-cell table:number-columns-repeated="8"/>
        </table:table-row>
        <table:table-row table:style-name="ro1">
          <table:table-cell office:value-type="float" office:value="0.942201" calcext:value-type="float">
            <text:p>0.942201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925759" calcext:value-type="float">
            <text:p>0.925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041" calcext:value-type="float">
            <text:p>0.929041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91255" calcext:value-type="float">
            <text:p>0.91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843" calcext:value-type="float">
            <text:p>0.922843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413" calcext:value-type="float">
            <text:p>0.926413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9926" calcext:value-type="float">
            <text:p>0.909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86" calcext:value-type="float">
            <text:p>0.924086</text:p>
          </table:table-cell>
          <table:table-cell office:value-type="float" office:value="0.016296" calcext:value-type="float">
            <text:p>0.016296</text:p>
          </table:table-cell>
          <table:table-cell office:value-type="float" office:value="0.907656" calcext:value-type="float">
            <text:p>0.9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37" calcext:value-type="float">
            <text:p>0.924837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08356" calcext:value-type="float">
            <text:p>0.9083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755" calcext:value-type="float">
            <text:p>0.935755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.919232" calcext:value-type="float">
            <text:p>0.9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786" calcext:value-type="float">
            <text:p>0.925786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385" calcext:value-type="float">
            <text:p>0.898385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881967" calcext:value-type="float">
            <text:p>0.8819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229" calcext:value-type="float">
            <text:p>0.949229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932661" calcext:value-type="float">
            <text:p>0.932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231" calcext:value-type="float">
            <text:p>0.95023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953" calcext:value-type="float">
            <text:p>0.96953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53074" calcext:value-type="float">
            <text:p>0.953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224" calcext:value-type="float">
            <text:p>0.925224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8733" calcext:value-type="float">
            <text:p>0.9087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76" calcext:value-type="float">
            <text:p>0.92677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9404" calcext:value-type="float">
            <text:p>0.89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191" calcext:value-type="float">
            <text:p>0.939191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906499" calcext:value-type="float">
            <text:p>0.906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369" calcext:value-type="float">
            <text:p>0.933369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0.90061" calcext:value-type="float">
            <text:p>0.90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1837" calcext:value-type="float">
            <text:p>0.971837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939144" calcext:value-type="float">
            <text:p>0.939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2006" calcext:value-type="float">
            <text:p>0.962006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628" calcext:value-type="float">
            <text:p>0.927628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894833" calcext:value-type="float">
            <text:p>0.894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827" calcext:value-type="float">
            <text:p>0.929827</text:p>
          </table:table-cell>
          <table:table-cell office:value-type="float" office:value="0.032547" calcext:value-type="float">
            <text:p>0.032547</text:p>
          </table:table-cell>
          <table:table-cell office:value-type="float" office:value="0.897146" calcext:value-type="float">
            <text:p>0.8971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002" calcext:value-type="float">
            <text:p>0.931002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898318" calcext:value-type="float">
            <text:p>0.898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638" calcext:value-type="float">
            <text:p>0.959638</text:p>
          </table:table-cell>
          <table:table-cell office:value-type="float" office:value="0.032679" calcext:value-type="float">
            <text:p>0.032679</text:p>
          </table:table-cell>
          <table:table-cell office:value-type="float" office:value="0.926825" calcext:value-type="float">
            <text:p>0.926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682" calcext:value-type="float">
            <text:p>0.935682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903005" calcext:value-type="float">
            <text:p>0.903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48" calcext:value-type="float">
            <text:p>0.96348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930751" calcext:value-type="float">
            <text:p>0.930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032724" calcext:value-type="float">
            <text:p>0.032724</text:p>
          </table:table-cell>
          <table:table-cell office:value-type="float" office:value="0.928219" calcext:value-type="float">
            <text:p>0.92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1075" calcext:value-type="float">
            <text:p>0.911075</text:p>
          </table:table-cell>
          <table:table-cell office:value-type="float" office:value="0.032614" calcext:value-type="float">
            <text:p>0.032614</text:p>
          </table:table-cell>
          <table:table-cell office:value-type="float" office:value="0.878325" calcext:value-type="float">
            <text:p>0.878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6982" calcext:value-type="float">
            <text:p>0.986982</text:p>
          </table:table-cell>
          <table:table-cell office:value-type="float" office:value="0.032982" calcext:value-type="float">
            <text:p>0.032982</text:p>
          </table:table-cell>
          <table:table-cell office:value-type="float" office:value="0.953811" calcext:value-type="float">
            <text:p>0.9538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02" calcext:value-type="float">
            <text:p>0.95502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47" calcext:value-type="float">
            <text:p>0.930547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49" calcext:value-type="float">
            <text:p>0.89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6174" calcext:value-type="float">
            <text:p>0.966174</text:p>
          </table:table-cell>
          <table:table-cell office:value-type="float" office:value="0.032554" calcext:value-type="float">
            <text:p>0.032554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527" calcext:value-type="float">
            <text:p>0.942527</text:p>
          </table:table-cell>
          <table:table-cell office:value-type="float" office:value="0.032712" calcext:value-type="float">
            <text:p>0.032712</text:p>
          </table:table-cell>
          <table:table-cell office:value-type="float" office:value="0.909681" calcext:value-type="float">
            <text:p>0.909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3897" calcext:value-type="float">
            <text:p>0.913897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0.881227" calcext:value-type="float">
            <text:p>0.881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654" calcext:value-type="float">
            <text:p>0.928654</text:p>
          </table:table-cell>
          <table:table-cell office:value-type="float" office:value="0.032528" calcext:value-type="float">
            <text:p>0.032528</text:p>
          </table:table-cell>
          <table:table-cell office:value-type="float" office:value="0.895988" calcext:value-type="float">
            <text:p>0.895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558" calcext:value-type="float">
            <text:p>0.935558</text:p>
          </table:table-cell>
          <table:table-cell office:value-type="float" office:value="0.032522" calcext:value-type="float">
            <text:p>0.032522</text:p>
          </table:table-cell>
          <table:table-cell office:value-type="float" office:value="0.9029" calcext:value-type="float">
            <text:p>0.9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345" calcext:value-type="float">
            <text:p>0.952345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919558" calcext:value-type="float">
            <text:p>0.919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18552" calcext:value-type="float">
            <text:p>1.018552</text:p>
          </table:table-cell>
          <table:table-cell office:value-type="float" office:value="0.032687" calcext:value-type="float">
            <text:p>0.032687</text:p>
          </table:table-cell>
          <table:table-cell office:value-type="float" office:value="0.985729" calcext:value-type="float">
            <text:p>0.985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951" calcext:value-type="float">
            <text:p>0.950951</text:p>
          </table:table-cell>
          <table:table-cell office:value-type="float" office:value="0.032602" calcext:value-type="float">
            <text:p>0.032602</text:p>
          </table:table-cell>
          <table:table-cell office:value-type="float" office:value="0.918214" calcext:value-type="float">
            <text:p>0.9182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920176" calcext:value-type="float">
            <text:p>0.920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5" calcext:value-type="float">
            <text:p>0.95045</text:p>
          </table:table-cell>
          <table:table-cell office:value-type="float" office:value="0.032924" calcext:value-type="float">
            <text:p>0.032924</text:p>
          </table:table-cell>
          <table:table-cell office:value-type="float" office:value="0.917335" calcext:value-type="float">
            <text:p>0.91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236" calcext:value-type="float">
            <text:p>0.941236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908456" calcext:value-type="float">
            <text:p>0.908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732" calcext:value-type="float">
            <text:p>0.939732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6892" calcext:value-type="float">
            <text:p>0.906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54" calcext:value-type="float">
            <text:p>0.938454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905785" calcext:value-type="float">
            <text:p>0.9057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06" calcext:value-type="float">
            <text:p>0.941506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908685" calcext:value-type="float">
            <text:p>0.9086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756" calcext:value-type="float">
            <text:p>0.959756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.926899" calcext:value-type="float">
            <text:p>0.9268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7858056679" calcext:value-type="float">
            <text:p>3.1807858056679</text:p>
          </table:table-cell>
          <table:table-cell office:value-type="float" office:value="0.039193152078107" calcext:value-type="float">
            <text:p>0.039193152078107</text:p>
          </table:table-cell>
          <table:table-cell table:number-columns-repeated="8"/>
        </table:table-row>
        <table:table-row table:style-name="ro1">
          <table:table-cell office:value-type="float" office:value="0.937508" calcext:value-type="float">
            <text:p>0.937508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4706" calcext:value-type="float">
            <text:p>0.9047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877" calcext:value-type="float">
            <text:p>0.928877</text:p>
          </table:table-cell>
          <table:table-cell office:value-type="float" office:value="0.032582" calcext:value-type="float">
            <text:p>0.032582</text:p>
          </table:table-cell>
          <table:table-cell office:value-type="float" office:value="0.89616" calcext:value-type="float">
            <text:p>0.8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276" calcext:value-type="float">
            <text:p>0.930276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233" calcext:value-type="float">
            <text:p>0.935233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902554" calcext:value-type="float">
            <text:p>0.9025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049" calcext:value-type="float">
            <text:p>0.930049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897281" calcext:value-type="float">
            <text:p>0.897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778" calcext:value-type="float">
            <text:p>0.950778</text:p>
          </table:table-cell>
          <table:table-cell office:value-type="float" office:value="0.032583" calcext:value-type="float">
            <text:p>0.032583</text:p>
          </table:table-cell>
          <table:table-cell office:value-type="float" office:value="0.918062" calcext:value-type="float">
            <text:p>0.9180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632" calcext:value-type="float">
            <text:p>0.961632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928839" calcext:value-type="float">
            <text:p>0.9288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822" calcext:value-type="float">
            <text:p>0.940822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907908" calcext:value-type="float">
            <text:p>0.907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135" calcext:value-type="float">
            <text:p>0.953135</text:p>
          </table:table-cell>
          <table:table-cell office:value-type="float" office:value="0.032814" calcext:value-type="float">
            <text:p>0.032814</text:p>
          </table:table-cell>
          <table:table-cell office:value-type="float" office:value="0.920147" calcext:value-type="float">
            <text:p>0.92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9687" calcext:value-type="float">
            <text:p>0.979687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946834" calcext:value-type="float">
            <text:p>0.946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943" calcext:value-type="float">
            <text:p>0.961943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29155" calcext:value-type="float">
            <text:p>0.929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5789" calcext:value-type="float">
            <text:p>0.925789</text:p>
          </table:table-cell>
          <table:table-cell office:value-type="float" office:value="0.032493" calcext:value-type="float">
            <text:p>0.032493</text:p>
          </table:table-cell>
          <table:table-cell office:value-type="float" office:value="0.893168" calcext:value-type="float">
            <text:p>0.893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684" calcext:value-type="float">
            <text:p>0.951684</text:p>
          </table:table-cell>
          <table:table-cell office:value-type="float" office:value="0.032585" calcext:value-type="float">
            <text:p>0.032585</text:p>
          </table:table-cell>
          <table:table-cell office:value-type="float" office:value="0.918965" calcext:value-type="float">
            <text:p>0.918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776" calcext:value-type="float">
            <text:p>0.933776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901094" calcext:value-type="float">
            <text:p>0.901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516" calcext:value-type="float">
            <text:p>0.97516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.942462" calcext:value-type="float">
            <text:p>0.9424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385" calcext:value-type="float">
            <text:p>0.94238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17" calcext:value-type="float">
            <text:p>0.92717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894383" calcext:value-type="float">
            <text:p>0.8943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708" calcext:value-type="float">
            <text:p>0.943708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10904" calcext:value-type="float">
            <text:p>0.910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8649" calcext:value-type="float">
            <text:p>0.978649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94604" calcext:value-type="float">
            <text:p>0.94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276" calcext:value-type="float">
            <text:p>0.963276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930474" calcext:value-type="float">
            <text:p>0.930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174" calcext:value-type="float">
            <text:p>0.954174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21304" calcext:value-type="float">
            <text:p>0.921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64" calcext:value-type="float">
            <text:p>0.94064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907849" calcext:value-type="float">
            <text:p>0.90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24" calcext:value-type="float">
            <text:p>0.947924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915272" calcext:value-type="float">
            <text:p>0.9152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7586" calcext:value-type="float">
            <text:p>0.987586</text:p>
          </table:table-cell>
          <table:table-cell office:value-type="float" office:value="0.032695" calcext:value-type="float">
            <text:p>0.032695</text:p>
          </table:table-cell>
          <table:table-cell office:value-type="float" office:value="0.954755" calcext:value-type="float">
            <text:p>0.954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305" calcext:value-type="float">
            <text:p>0.93930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6509" calcext:value-type="float">
            <text:p>0.906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5792" calcext:value-type="float">
            <text:p>0.91579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935" calcext:value-type="float">
            <text:p>0.939935</text:p>
          </table:table-cell>
          <table:table-cell office:value-type="float" office:value="0.032739" calcext:value-type="float">
            <text:p>0.032739</text:p>
          </table:table-cell>
          <table:table-cell office:value-type="float" office:value="0.907057" calcext:value-type="float">
            <text:p>0.907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8998" calcext:value-type="float">
            <text:p>0.958998</text:p>
          </table:table-cell>
          <table:table-cell office:value-type="float" office:value="0.032618" calcext:value-type="float">
            <text:p>0.032618</text:p>
          </table:table-cell>
          <table:table-cell office:value-type="float" office:value="0.926243" calcext:value-type="float">
            <text:p>0.9262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799816564774" calcext:value-type="float">
            <text:p>3.17799816564774</text:p>
          </table:table-cell>
          <table:table-cell office:value-type="float" office:value="0.0364055120579447" calcext:value-type="float">
            <text:p>0.036405512057945</text:p>
          </table:table-cell>
          <table:table-cell table:number-columns-repeated="8"/>
        </table:table-row>
        <table:table-row table:style-name="ro1">
          <table:table-cell office:value-type="float" office:value="0.963149" calcext:value-type="float">
            <text:p>0.963149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30356" calcext:value-type="float">
            <text:p>0.930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694" calcext:value-type="float">
            <text:p>0.914694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881902" calcext:value-type="float">
            <text:p>0.8819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87" calcext:value-type="float">
            <text:p>0.95587</text:p>
          </table:table-cell>
          <table:table-cell office:value-type="float" office:value="0.032675" calcext:value-type="float">
            <text:p>0.032675</text:p>
          </table:table-cell>
          <table:table-cell office:value-type="float" office:value="0.92306" calcext:value-type="float">
            <text:p>0.92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895" calcext:value-type="float">
            <text:p>0.951895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919228" calcext:value-type="float">
            <text:p>0.919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817" calcext:value-type="float">
            <text:p>0.943817</text:p>
          </table:table-cell>
          <table:table-cell office:value-type="float" office:value="0.032646" calcext:value-type="float">
            <text:p>0.032646</text:p>
          </table:table-cell>
          <table:table-cell office:value-type="float" office:value="0.911037" calcext:value-type="float">
            <text:p>0.9110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399" calcext:value-type="float">
            <text:p>0.927399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894718" calcext:value-type="float">
            <text:p>0.8947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42" calcext:value-type="float">
            <text:p>0.9144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1751" calcext:value-type="float">
            <text:p>0.881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962" calcext:value-type="float">
            <text:p>0.940962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08157" calcext:value-type="float">
            <text:p>0.908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724" calcext:value-type="float">
            <text:p>0.926724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94096" calcext:value-type="float">
            <text:p>0.894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649" calcext:value-type="float">
            <text:p>0.929649</text:p>
          </table:table-cell>
          <table:table-cell office:value-type="float" office:value="0.032508" calcext:value-type="float">
            <text:p>0.032508</text:p>
          </table:table-cell>
          <table:table-cell office:value-type="float" office:value="0.897007" calcext:value-type="float">
            <text:p>0.897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7586" calcext:value-type="float">
            <text:p>0.967586</text:p>
          </table:table-cell>
          <table:table-cell office:value-type="float" office:value="0.032683" calcext:value-type="float">
            <text:p>0.032683</text:p>
          </table:table-cell>
          <table:table-cell office:value-type="float" office:value="0.934768" calcext:value-type="float">
            <text:p>0.9347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781" calcext:value-type="float">
            <text:p>0.938781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5976" calcext:value-type="float">
            <text:p>0.905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907" calcext:value-type="float">
            <text:p>0.953907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921207" calcext:value-type="float">
            <text:p>0.9212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01078" calcext:value-type="float">
            <text:p>1.001078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68293" calcext:value-type="float">
            <text:p>0.9682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762" calcext:value-type="float">
            <text:p>0.941762</text:p>
          </table:table-cell>
          <table:table-cell office:value-type="float" office:value="0.032669" calcext:value-type="float">
            <text:p>0.032669</text:p>
          </table:table-cell>
          <table:table-cell office:value-type="float" office:value="0.908957" calcext:value-type="float">
            <text:p>0.908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342" calcext:value-type="float">
            <text:p>0.938342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905193" calcext:value-type="float">
            <text:p>0.90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1271" calcext:value-type="float">
            <text:p>0.921271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88642" calcext:value-type="float">
            <text:p>0.8886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0764" calcext:value-type="float">
            <text:p>0.970764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938061" calcext:value-type="float">
            <text:p>0.938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601" calcext:value-type="float">
            <text:p>0.948601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915964" calcext:value-type="float">
            <text:p>0.915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0768" calcext:value-type="float">
            <text:p>0.960768</text:p>
          </table:table-cell>
          <table:table-cell office:value-type="float" office:value="0.032749" calcext:value-type="float">
            <text:p>0.032749</text:p>
          </table:table-cell>
          <table:table-cell office:value-type="float" office:value="0.927868" calcext:value-type="float">
            <text:p>0.92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995" calcext:value-type="float">
            <text:p>0.927995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895167" calcext:value-type="float">
            <text:p>0.8951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27" calcext:value-type="float">
            <text:p>0.94027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0747" calcext:value-type="float">
            <text:p>0.90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9219" calcext:value-type="float">
            <text:p>0.949219</text:p>
          </table:table-cell>
          <table:table-cell office:value-type="float" office:value="0.032572" calcext:value-type="float">
            <text:p>0.032572</text:p>
          </table:table-cell>
          <table:table-cell office:value-type="float" office:value="0.916508" calcext:value-type="float">
            <text:p>0.916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83" calcext:value-type="float">
            <text:p>0.950483</text:p>
          </table:table-cell>
          <table:table-cell office:value-type="float" office:value="0.032615" calcext:value-type="float">
            <text:p>0.032615</text:p>
          </table:table-cell>
          <table:table-cell office:value-type="float" office:value="0.91774" calcext:value-type="float">
            <text:p>0.91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48" calcext:value-type="float">
            <text:p>0.941548</text:p>
          </table:table-cell>
          <table:table-cell office:value-type="float" office:value="0.032678" calcext:value-type="float">
            <text:p>0.032678</text:p>
          </table:table-cell>
          <table:table-cell office:value-type="float" office:value="0.908731" calcext:value-type="float">
            <text:p>0.908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64532747809" calcext:value-type="float">
            <text:p>3.18064532747809</text:p>
          </table:table-cell>
          <table:table-cell office:value-type="float" office:value="0.0390526738882921" calcext:value-type="float">
            <text:p>0.039052673888292</text:p>
          </table:table-cell>
          <table:table-cell table:number-columns-repeated="8"/>
        </table:table-row>
        <table:table-row table:style-name="ro1">
          <table:table-cell office:value-type="float" office:value="0.948157" calcext:value-type="float">
            <text:p>0.948157</text:p>
          </table:table-cell>
          <table:table-cell office:value-type="float" office:value="0.032514" calcext:value-type="float">
            <text:p>0.032514</text:p>
          </table:table-cell>
          <table:table-cell office:value-type="float" office:value="0.915516" calcext:value-type="float">
            <text:p>0.915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79587254407" calcext:value-type="float">
            <text:p>3.14179587254407</text:p>
          </table:table-cell>
          <table:table-cell office:value-type="float" office:value="0.000203218954272" calcext:value-type="float">
            <text:p>0.000203218954272</text:p>
          </table:table-cell>
          <table:table-cell table:number-columns-repeated="8"/>
        </table:table-row>
        <table:table-row table:style-name="ro1">
          <table:table-cell office:value-type="float" office:value="0.966298" calcext:value-type="float">
            <text:p>0.966298</text:p>
          </table:table-cell>
          <table:table-cell office:value-type="float" office:value="0.032592" calcext:value-type="float">
            <text:p>0.032592</text:p>
          </table:table-cell>
          <table:table-cell office:value-type="float" office:value="0.933573" calcext:value-type="float">
            <text:p>0.933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1284" calcext:value-type="float">
            <text:p>0.981284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948483" calcext:value-type="float">
            <text:p>0.948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13" calcext:value-type="float">
            <text:p>0.93813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905334" calcext:value-type="float">
            <text:p>0.9053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09" calcext:value-type="float">
            <text:p>0.930509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13" calcext:value-type="float">
            <text:p>0.897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0.032579" calcext:value-type="float">
            <text:p>0.032579</text:p>
          </table:table-cell>
          <table:table-cell office:value-type="float" office:value="0.910786" calcext:value-type="float">
            <text:p>0.910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533" calcext:value-type="float">
            <text:p>0.940533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07665" calcext:value-type="float">
            <text:p>0.907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85" calcext:value-type="float">
            <text:p>0.938485</text:p>
          </table:table-cell>
          <table:table-cell office:value-type="float" office:value="0.032872" calcext:value-type="float">
            <text:p>0.032872</text:p>
          </table:table-cell>
          <table:table-cell office:value-type="float" office:value="0.905474" calcext:value-type="float">
            <text:p>0.905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479" calcext:value-type="float">
            <text:p>0.932479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899535" calcext:value-type="float">
            <text:p>0.899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851" calcext:value-type="float">
            <text:p>0.938851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905953" calcext:value-type="float">
            <text:p>0.905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674" calcext:value-type="float">
            <text:p>0.942674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983" calcext:value-type="float">
            <text:p>0.90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596" calcext:value-type="float">
            <text:p>0.950596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91783" calcext:value-type="float">
            <text:p>0.917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19" calcext:value-type="float">
            <text:p>0.93119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898492" calcext:value-type="float">
            <text:p>0.8984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362" calcext:value-type="float">
            <text:p>0.945362</text:p>
          </table:table-cell>
          <table:table-cell office:value-type="float" office:value="0.032588" calcext:value-type="float">
            <text:p>0.032588</text:p>
          </table:table-cell>
          <table:table-cell office:value-type="float" office:value="0.912638" calcext:value-type="float">
            <text:p>0.912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134" calcext:value-type="float">
            <text:p>0.959134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0.926354" calcext:value-type="float">
            <text:p>0.926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9" calcext:value-type="float">
            <text:p>0.94799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915187" calcext:value-type="float">
            <text:p>0.9151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159309249862" calcext:value-type="float">
            <text:p>3.16159309249862</text:p>
          </table:table-cell>
          <table:table-cell office:value-type="float" office:value="0.0200004389088275" calcext:value-type="float">
            <text:p>0.020000438908828</text:p>
          </table:table-cell>
          <table:table-cell table:number-columns-repeated="8"/>
        </table:table-row>
        <table:table-row table:style-name="ro1">
          <table:table-cell office:value-type="float" office:value="0.963365" calcext:value-type="float">
            <text:p>0.963365</text:p>
          </table:table-cell>
          <table:table-cell office:value-type="float" office:value="0.065005" calcext:value-type="float">
            <text:p>0.065005</text:p>
          </table:table-cell>
          <table:table-cell office:value-type="float" office:value="0.898222" calcext:value-type="float">
            <text:p>0.8982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41" calcext:value-type="float">
            <text:p>0.962341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0.897124" calcext:value-type="float">
            <text:p>0.8971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17" calcext:value-type="float">
            <text:p>0.993917</text:p>
          </table:table-cell>
          <table:table-cell office:value-type="float" office:value="0.065349" calcext:value-type="float">
            <text:p>0.065349</text:p>
          </table:table-cell>
          <table:table-cell office:value-type="float" office:value="0.92843" calcext:value-type="float">
            <text:p>0.92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759" calcext:value-type="float">
            <text:p>0.962759</text:p>
          </table:table-cell>
          <table:table-cell office:value-type="float" office:value="0.065095" calcext:value-type="float">
            <text:p>0.065095</text:p>
          </table:table-cell>
          <table:table-cell office:value-type="float" office:value="0.897521" calcext:value-type="float">
            <text:p>0.897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764" calcext:value-type="float">
            <text:p>0.973764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8268" calcext:value-type="float">
            <text:p>0.908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6389" calcext:value-type="float">
            <text:p>0.976389</text:p>
          </table:table-cell>
          <table:table-cell office:value-type="float" office:value="0.065274" calcext:value-type="float">
            <text:p>0.065274</text:p>
          </table:table-cell>
          <table:table-cell office:value-type="float" office:value="0.910978" calcext:value-type="float">
            <text:p>0.910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605" calcext:value-type="float">
            <text:p>0.972605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543321397406" calcext:value-type="float">
            <text:p>3.14543321397406</text:p>
          </table:table-cell>
          <table:table-cell office:value-type="float" office:value="0.00384056038426328" calcext:value-type="float">
            <text:p>0.003840560384263</text:p>
          </table:table-cell>
          <table:table-cell table:number-columns-repeated="8"/>
        </table:table-row>
        <table:table-row table:style-name="ro1">
          <table:table-cell office:value-type="float" office:value="0.971999" calcext:value-type="float">
            <text:p>0.971999</text:p>
          </table:table-cell>
          <table:table-cell office:value-type="float" office:value="0.065265" calcext:value-type="float">
            <text:p>0.065265</text:p>
          </table:table-cell>
          <table:table-cell office:value-type="float" office:value="0.906593" calcext:value-type="float">
            <text:p>0.9065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772" calcext:value-type="float">
            <text:p>0.989772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743" calcext:value-type="float">
            <text:p>0.983743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443" calcext:value-type="float">
            <text:p>0.977443</text:p>
          </table:table-cell>
          <table:table-cell office:value-type="float" office:value="0.064964" calcext:value-type="float">
            <text:p>0.064964</text:p>
          </table:table-cell>
          <table:table-cell office:value-type="float" office:value="0.912349" calcext:value-type="float">
            <text:p>0.9123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462" calcext:value-type="float">
            <text:p>1.011462</text:p>
          </table:table-cell>
          <table:table-cell office:value-type="float" office:value="0.064987" calcext:value-type="float">
            <text:p>0.064987</text:p>
          </table:table-cell>
          <table:table-cell office:value-type="float" office:value="0.946345" calcext:value-type="float">
            <text:p>0.94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887" calcext:value-type="float">
            <text:p>1.023887</text:p>
          </table:table-cell>
          <table:table-cell office:value-type="float" office:value="0.065241" calcext:value-type="float">
            <text:p>0.065241</text:p>
          </table:table-cell>
          <table:table-cell office:value-type="float" office:value="0.958513" calcext:value-type="float">
            <text:p>0.958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9545" calcext:value-type="float">
            <text:p>0.999545</text:p>
          </table:table-cell>
          <table:table-cell office:value-type="float" office:value="0.065325" calcext:value-type="float">
            <text:p>0.065325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04" calcext:value-type="float">
            <text:p>0.963104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9791" calcext:value-type="float">
            <text:p>0.8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977" calcext:value-type="float">
            <text:p>0.992977</text:p>
          </table:table-cell>
          <table:table-cell office:value-type="float" office:value="0.065438" calcext:value-type="float">
            <text:p>0.065438</text:p>
          </table:table-cell>
          <table:table-cell office:value-type="float" office:value="0.927402" calcext:value-type="float">
            <text:p>0.927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27" calcext:value-type="float">
            <text:p>0.986927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921737" calcext:value-type="float">
            <text:p>0.9217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34" calcext:value-type="float">
            <text:p>0.94634</text:p>
          </table:table-cell>
          <table:table-cell office:value-type="float" office:value="0.065035" calcext:value-type="float">
            <text:p>0.065035</text:p>
          </table:table-cell>
          <table:table-cell office:value-type="float" office:value="0.88117" calcext:value-type="float">
            <text:p>0.881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994" calcext:value-type="float">
            <text:p>0.945994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80803" calcext:value-type="float">
            <text:p>0.8808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739" calcext:value-type="float">
            <text:p>0.986739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921558" calcext:value-type="float">
            <text:p>0.9215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34" calcext:value-type="float">
            <text:p>0.986934</text:p>
          </table:table-cell>
          <table:table-cell office:value-type="float" office:value="0.064963" calcext:value-type="float">
            <text:p>0.064963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8765" calcext:value-type="float">
            <text:p>0.948765</text:p>
          </table:table-cell>
          <table:table-cell office:value-type="float" office:value="0.065073" calcext:value-type="float">
            <text:p>0.065073</text:p>
          </table:table-cell>
          <table:table-cell office:value-type="float" office:value="0.883557" calcext:value-type="float">
            <text:p>0.8835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082948814647" calcext:value-type="float">
            <text:p>3.15082948814647</text:p>
          </table:table-cell>
          <table:table-cell office:value-type="float" office:value="0.00923683455667534" calcext:value-type="float">
            <text:p>0.009236834556675</text:p>
          </table:table-cell>
          <table:table-cell table:number-columns-repeated="8"/>
        </table:table-row>
        <table:table-row table:style-name="ro1">
          <table:table-cell office:value-type="float" office:value="0.946919" calcext:value-type="float">
            <text:p>0.946919</text:p>
          </table:table-cell>
          <table:table-cell office:value-type="float" office:value="0.065037" calcext:value-type="float">
            <text:p>0.065037</text:p>
          </table:table-cell>
          <table:table-cell office:value-type="float" office:value="0.881748" calcext:value-type="float">
            <text:p>0.881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86" calcext:value-type="float">
            <text:p>0.962386</text:p>
          </table:table-cell>
          <table:table-cell office:value-type="float" office:value="0.065046" calcext:value-type="float">
            <text:p>0.065046</text:p>
          </table:table-cell>
          <table:table-cell office:value-type="float" office:value="0.897205" calcext:value-type="float">
            <text:p>0.8972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0617" calcext:value-type="float">
            <text:p>1.010617</text:p>
          </table:table-cell>
          <table:table-cell office:value-type="float" office:value="0.065294" calcext:value-type="float">
            <text:p>0.065294</text:p>
          </table:table-cell>
          <table:table-cell office:value-type="float" office:value="0.945186" calcext:value-type="float">
            <text:p>0.945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814" calcext:value-type="float">
            <text:p>0.96814</text:p>
          </table:table-cell>
          <table:table-cell office:value-type="float" office:value="0.065043" calcext:value-type="float">
            <text:p>0.065043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706" calcext:value-type="float">
            <text:p>0.988706</text:p>
          </table:table-cell>
          <table:table-cell office:value-type="float" office:value="0.065319" calcext:value-type="float">
            <text:p>0.065319</text:p>
          </table:table-cell>
          <table:table-cell office:value-type="float" office:value="0.92325" calcext:value-type="float">
            <text:p>0.92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1531" calcext:value-type="float">
            <text:p>0.981531</text:p>
          </table:table-cell>
          <table:table-cell office:value-type="float" office:value="0.065174" calcext:value-type="float">
            <text:p>0.065174</text:p>
          </table:table-cell>
          <table:table-cell office:value-type="float" office:value="0.91622" calcext:value-type="float">
            <text:p>0.91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017757755123" calcext:value-type="float">
            <text:p>3.16017757755123</text:p>
          </table:table-cell>
          <table:table-cell office:value-type="float" office:value="0.0185849239614333" calcext:value-type="float">
            <text:p>0.018584923961433</text:p>
          </table:table-cell>
          <table:table-cell table:number-columns-repeated="8"/>
        </table:table-row>
        <table:table-row table:style-name="ro1">
          <table:table-cell office:value-type="float" office:value="0.99253" calcext:value-type="float">
            <text:p>0.99253</text:p>
          </table:table-cell>
          <table:table-cell office:value-type="float" office:value="0.065164" calcext:value-type="float">
            <text:p>0.065164</text:p>
          </table:table-cell>
          <table:table-cell office:value-type="float" office:value="0.927235" calcext:value-type="float">
            <text:p>0.927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65" calcext:value-type="float">
            <text:p>0.963165</text:p>
          </table:table-cell>
          <table:table-cell office:value-type="float" office:value="0.065098" calcext:value-type="float">
            <text:p>0.065098</text:p>
          </table:table-cell>
          <table:table-cell office:value-type="float" office:value="0.897928" calcext:value-type="float">
            <text:p>0.8979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7184" calcext:value-type="float">
            <text:p>0.947184</text:p>
          </table:table-cell>
          <table:table-cell office:value-type="float" office:value="0.065152" calcext:value-type="float">
            <text:p>0.065152</text:p>
          </table:table-cell>
          <table:table-cell office:value-type="float" office:value="0.881899" calcext:value-type="float">
            <text:p>0.881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342" calcext:value-type="float">
            <text:p>0.963342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43" calcext:value-type="float">
            <text:p>1.0043</text:p>
          </table:table-cell>
          <table:table-cell office:value-type="float" office:value="0.065115" calcext:value-type="float">
            <text:p>0.065115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623" calcext:value-type="float">
            <text:p>0.989623</text:p>
          </table:table-cell>
          <table:table-cell office:value-type="float" office:value="0.065179" calcext:value-type="float">
            <text:p>0.065179</text:p>
          </table:table-cell>
          <table:table-cell office:value-type="float" office:value="0.924306" calcext:value-type="float">
            <text:p>0.924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54" calcext:value-type="float">
            <text:p>0.99154</text:p>
          </table:table-cell>
          <table:table-cell office:value-type="float" office:value="0.065229" calcext:value-type="float">
            <text:p>0.065229</text:p>
          </table:table-cell>
          <table:table-cell office:value-type="float" office:value="0.92618" calcext:value-type="float">
            <text:p>0.92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806" calcext:value-type="float">
            <text:p>0.988806</text:p>
          </table:table-cell>
          <table:table-cell office:value-type="float" office:value="0.065061" calcext:value-type="float">
            <text:p>0.065061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97" calcext:value-type="float">
            <text:p>0.99497</text:p>
          </table:table-cell>
          <table:table-cell office:value-type="float" office:value="0.065047" calcext:value-type="float">
            <text:p>0.065047</text:p>
          </table:table-cell>
          <table:table-cell office:value-type="float" office:value="0.929788" calcext:value-type="float">
            <text:p>0.92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079" calcext:value-type="float">
            <text:p>0.984079</text:p>
          </table:table-cell>
          <table:table-cell office:value-type="float" office:value="0.065912" calcext:value-type="float">
            <text:p>0.065912</text:p>
          </table:table-cell>
          <table:table-cell office:value-type="float" office:value="0.91799" calcext:value-type="float">
            <text:p>0.91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176" calcext:value-type="float">
            <text:p>1.011176</text:p>
          </table:table-cell>
          <table:table-cell office:value-type="float" office:value="0.065217" calcext:value-type="float">
            <text:p>0.065217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7985" calcext:value-type="float">
            <text:p>1.007985</text:p>
          </table:table-cell>
          <table:table-cell office:value-type="float" office:value="0.064969" calcext:value-type="float">
            <text:p>0.064969</text:p>
          </table:table-cell>
          <table:table-cell office:value-type="float" office:value="0.942888" calcext:value-type="float">
            <text:p>0.942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0929" calcext:value-type="float">
            <text:p>0.970929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424" calcext:value-type="float">
            <text:p>0.987424</text:p>
          </table:table-cell>
          <table:table-cell office:value-type="float" office:value="0.065094" calcext:value-type="float">
            <text:p>0.065094</text:p>
          </table:table-cell>
          <table:table-cell office:value-type="float" office:value="0.922195" calcext:value-type="float">
            <text:p>0.922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834" calcext:value-type="float">
            <text:p>0.956834</text:p>
          </table:table-cell>
          <table:table-cell office:value-type="float" office:value="0.065363" calcext:value-type="float">
            <text:p>0.065363</text:p>
          </table:table-cell>
          <table:table-cell office:value-type="float" office:value="0.891337" calcext:value-type="float">
            <text:p>0.8913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01" calcext:value-type="float">
            <text:p>0.985501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20082" calcext:value-type="float">
            <text:p>0.920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49" calcext:value-type="float">
            <text:p>0.98354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918382" calcext:value-type="float">
            <text:p>0.918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23" calcext:value-type="float">
            <text:p>0.96262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897427" calcext:value-type="float">
            <text:p>0.897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679" calcext:value-type="float">
            <text:p>0.974679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909136" calcext:value-type="float">
            <text:p>0.909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556" calcext:value-type="float">
            <text:p>0.963556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0.898393" calcext:value-type="float">
            <text:p>0.8983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2805" calcext:value-type="float">
            <text:p>1.032805</text:p>
          </table:table-cell>
          <table:table-cell office:value-type="float" office:value="0.065235" calcext:value-type="float">
            <text:p>0.065235</text:p>
          </table:table-cell>
          <table:table-cell office:value-type="float" office:value="0.967432" calcext:value-type="float">
            <text:p>0.967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68" calcext:value-type="float">
            <text:p>0.983568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563" calcext:value-type="float">
            <text:p>0.987563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922194" calcext:value-type="float">
            <text:p>0.922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43" calcext:value-type="float">
            <text:p>0.975143</text:p>
          </table:table-cell>
          <table:table-cell office:value-type="float" office:value="0.065333" calcext:value-type="float">
            <text:p>0.065333</text:p>
          </table:table-cell>
          <table:table-cell office:value-type="float" office:value="0.909674" calcext:value-type="float">
            <text:p>0.9096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211" calcext:value-type="float">
            <text:p>0.963211</text:p>
          </table:table-cell>
          <table:table-cell office:value-type="float" office:value="0.065026" calcext:value-type="float">
            <text:p>0.065026</text:p>
          </table:table-cell>
          <table:table-cell office:value-type="float" office:value="0.898053" calcext:value-type="float">
            <text:p>0.8980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957" calcext:value-type="float">
            <text:p>0.955957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609" calcext:value-type="float">
            <text:p>0.985609</text:p>
          </table:table-cell>
          <table:table-cell office:value-type="float" office:value="0.065057" calcext:value-type="float">
            <text:p>0.065057</text:p>
          </table:table-cell>
          <table:table-cell office:value-type="float" office:value="0.920415" calcext:value-type="float">
            <text:p>0.920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542" calcext:value-type="float">
            <text:p>0.973542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811" calcext:value-type="float">
            <text:p>0.90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37" calcext:value-type="float">
            <text:p>0.94537</text:p>
          </table:table-cell>
          <table:table-cell office:value-type="float" office:value="0.065244" calcext:value-type="float">
            <text:p>0.065244</text:p>
          </table:table-cell>
          <table:table-cell office:value-type="float" office:value="0.87999" calcext:value-type="float">
            <text:p>0.879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081" calcext:value-type="float">
            <text:p>0.946081</text:p>
          </table:table-cell>
          <table:table-cell office:value-type="float" office:value="0.064977" calcext:value-type="float">
            <text:p>0.064977</text:p>
          </table:table-cell>
          <table:table-cell office:value-type="float" office:value="0.880976" calcext:value-type="float">
            <text:p>0.88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107" calcext:value-type="float">
            <text:p>0.986107</text:p>
          </table:table-cell>
          <table:table-cell office:value-type="float" office:value="0.064995" calcext:value-type="float">
            <text:p>0.064995</text:p>
          </table:table-cell>
          <table:table-cell office:value-type="float" office:value="0.920976" calcext:value-type="float">
            <text:p>0.92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482" calcext:value-type="float">
            <text:p>0.975482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9988" calcext:value-type="float">
            <text:p>0.9099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2" calcext:value-type="float">
            <text:p>0.974802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786" calcext:value-type="float">
            <text:p>0.982786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917579" calcext:value-type="float">
            <text:p>0.9175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083" calcext:value-type="float">
            <text:p>0.973083</text:p>
          </table:table-cell>
          <table:table-cell office:value-type="float" office:value="0.065117" calcext:value-type="float">
            <text:p>0.065117</text:p>
          </table:table-cell>
          <table:table-cell office:value-type="float" office:value="0.907823" calcext:value-type="float">
            <text:p>0.9078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38" calcext:value-type="float">
            <text:p>0.962638</text:p>
          </table:table-cell>
          <table:table-cell office:value-type="float" office:value="0.065062" calcext:value-type="float">
            <text:p>0.065062</text:p>
          </table:table-cell>
          <table:table-cell office:value-type="float" office:value="0.89744" calcext:value-type="float">
            <text:p>0.8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0041" calcext:value-type="float">
            <text:p>1.000041</text:p>
          </table:table-cell>
          <table:table-cell office:value-type="float" office:value="0.065332" calcext:value-type="float">
            <text:p>0.065332</text:p>
          </table:table-cell>
          <table:table-cell office:value-type="float" office:value="0.934573" calcext:value-type="float">
            <text:p>0.934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884" calcext:value-type="float">
            <text:p>0.95884</text:p>
          </table:table-cell>
          <table:table-cell office:value-type="float" office:value="0.065077" calcext:value-type="float">
            <text:p>0.065077</text:p>
          </table:table-cell>
          <table:table-cell office:value-type="float" office:value="0.893628" calcext:value-type="float">
            <text:p>0.893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144" calcext:value-type="float">
            <text:p>0.956144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890935" calcext:value-type="float">
            <text:p>0.8909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9669" calcext:value-type="float">
            <text:p>0.959669</text:p>
          </table:table-cell>
          <table:table-cell office:value-type="float" office:value="0.065205" calcext:value-type="float">
            <text:p>0.065205</text:p>
          </table:table-cell>
          <table:table-cell office:value-type="float" office:value="0.894326" calcext:value-type="float">
            <text:p>0.8943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131" calcext:value-type="float">
            <text:p>0.992131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926709" calcext:value-type="float">
            <text:p>0.926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1023" calcext:value-type="float">
            <text:p>1.001023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35575" calcext:value-type="float">
            <text:p>0.9355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553" calcext:value-type="float">
            <text:p>0.962553</text:p>
          </table:table-cell>
          <table:table-cell office:value-type="float" office:value="0.065137" calcext:value-type="float">
            <text:p>0.065137</text:p>
          </table:table-cell>
          <table:table-cell office:value-type="float" office:value="0.897282" calcext:value-type="float">
            <text:p>0.897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65131" calcext:value-type="float">
            <text:p>0.065131</text:p>
          </table:table-cell>
          <table:table-cell office:value-type="float" office:value="0.887683" calcext:value-type="float">
            <text:p>0.8876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6" calcext:value-type="float">
            <text:p>0.9606</text:p>
          </table:table-cell>
          <table:table-cell office:value-type="float" office:value="0.065064" calcext:value-type="float">
            <text:p>0.065064</text:p>
          </table:table-cell>
          <table:table-cell office:value-type="float" office:value="0.895394" calcext:value-type="float">
            <text:p>0.89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041" calcext:value-type="float">
            <text:p>0.966041</text:p>
          </table:table-cell>
          <table:table-cell office:value-type="float" office:value="0.065128" calcext:value-type="float">
            <text:p>0.065128</text:p>
          </table:table-cell>
          <table:table-cell office:value-type="float" office:value="0.900777" calcext:value-type="float">
            <text:p>0.900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89" calcext:value-type="float">
            <text:p>0.949089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883921" calcext:value-type="float">
            <text:p>0.8839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584" calcext:value-type="float">
            <text:p>0.995584</text:p>
          </table:table-cell>
          <table:table-cell office:value-type="float" office:value="0.065285" calcext:value-type="float">
            <text:p>0.065285</text:p>
          </table:table-cell>
          <table:table-cell office:value-type="float" office:value="0.930163" calcext:value-type="float">
            <text:p>0.930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53" calcext:value-type="float">
            <text:p>0.975153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909727" calcext:value-type="float">
            <text:p>0.909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4496" calcext:value-type="float">
            <text:p>1.034496</text:p>
          </table:table-cell>
          <table:table-cell office:value-type="float" office:value="0.065048" calcext:value-type="float">
            <text:p>0.065048</text:p>
          </table:table-cell>
          <table:table-cell office:value-type="float" office:value="0.969313" calcext:value-type="float">
            <text:p>0.96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9341" calcext:value-type="float">
            <text:p>0.979341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13893" calcext:value-type="float">
            <text:p>0.9138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902" calcext:value-type="float">
            <text:p>0.980902</text:p>
          </table:table-cell>
          <table:table-cell office:value-type="float" office:value="0.064981" calcext:value-type="float">
            <text:p>0.064981</text:p>
          </table:table-cell>
          <table:table-cell office:value-type="float" office:value="0.915791" calcext:value-type="float">
            <text:p>0.915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017" calcext:value-type="float">
            <text:p>0.987017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921778" calcext:value-type="float">
            <text:p>0.9217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009" calcext:value-type="float">
            <text:p>0.964009</text:p>
          </table:table-cell>
          <table:table-cell office:value-type="float" office:value="0.065084" calcext:value-type="float">
            <text:p>0.065084</text:p>
          </table:table-cell>
          <table:table-cell office:value-type="float" office:value="0.898789" calcext:value-type="float">
            <text:p>0.8987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329" calcext:value-type="float">
            <text:p>1.01329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0.94776" calcext:value-type="float">
            <text:p>0.947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3299" calcext:value-type="float">
            <text:p>0.953299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887799" calcext:value-type="float">
            <text:p>0.887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901" calcext:value-type="float">
            <text:p>0.960901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895713" calcext:value-type="float">
            <text:p>0.895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808" calcext:value-type="float">
            <text:p>0.960808</text:p>
          </table:table-cell>
          <table:table-cell office:value-type="float" office:value="0.065038" calcext:value-type="float">
            <text:p>0.065038</text:p>
          </table:table-cell>
          <table:table-cell office:value-type="float" office:value="0.895632" calcext:value-type="float">
            <text:p>0.8956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52" calcext:value-type="float">
            <text:p>0.97452</text:p>
          </table:table-cell>
          <table:table-cell office:value-type="float" office:value="0.065301" calcext:value-type="float">
            <text:p>0.065301</text:p>
          </table:table-cell>
          <table:table-cell office:value-type="float" office:value="0.90908" calcext:value-type="float">
            <text:p>0.90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5138" calcext:value-type="float">
            <text:p>0.965138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899985" calcext:value-type="float">
            <text:p>0.89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881707" calcext:value-type="float">
            <text:p>0.881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1" calcext:value-type="float">
            <text:p>0.974801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937" calcext:value-type="float">
            <text:p>0.90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615" calcext:value-type="float">
            <text:p>0.963615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898436" calcext:value-type="float">
            <text:p>0.898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223" calcext:value-type="float">
            <text:p>0.973223</text:p>
          </table:table-cell>
          <table:table-cell office:value-type="float" office:value="0.065352" calcext:value-type="float">
            <text:p>0.065352</text:p>
          </table:table-cell>
          <table:table-cell office:value-type="float" office:value="0.907728" calcext:value-type="float">
            <text:p>0.907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09" calcext:value-type="float">
            <text:p>0.949009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83815" calcext:value-type="float">
            <text:p>0.883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001" calcext:value-type="float">
            <text:p>0.993001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927962" calcext:value-type="float">
            <text:p>0.9279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553978829882" calcext:value-type="float">
            <text:p>3.15553978829882</text:p>
          </table:table-cell>
          <table:table-cell office:value-type="float" office:value="0.0139471347090252" calcext:value-type="float">
            <text:p>0.013947134709025</text:p>
          </table:table-cell>
          <table:table-cell table:number-columns-repeated="8"/>
        </table:table-row>
        <table:table-row table:style-name="ro1">
          <table:table-cell office:value-type="float" office:value="1.006539" calcext:value-type="float">
            <text:p>1.006539</text:p>
          </table:table-cell>
          <table:table-cell office:value-type="float" office:value="0.065059" calcext:value-type="float">
            <text:p>0.065059</text:p>
          </table:table-cell>
          <table:table-cell office:value-type="float" office:value="0.941344" calcext:value-type="float">
            <text:p>0.941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945" calcext:value-type="float">
            <text:p>0.974945</text:p>
          </table:table-cell>
          <table:table-cell office:value-type="float" office:value="0.065286" calcext:value-type="float">
            <text:p>0.065286</text:p>
          </table:table-cell>
          <table:table-cell office:value-type="float" office:value="0.909522" calcext:value-type="float">
            <text:p>0.909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039" calcext:value-type="float">
            <text:p>0.977039</text:p>
          </table:table-cell>
          <table:table-cell office:value-type="float" office:value="0.065277" calcext:value-type="float">
            <text:p>0.065277</text:p>
          </table:table-cell>
          <table:table-cell office:value-type="float" office:value="0.911623" calcext:value-type="float">
            <text:p>0.911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905" calcext:value-type="float">
            <text:p>0.977905</text:p>
          </table:table-cell>
          <table:table-cell office:value-type="float" office:value="0.064957" calcext:value-type="float">
            <text:p>0.06495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977" calcext:value-type="float">
            <text:p>0.975977</text:p>
          </table:table-cell>
          <table:table-cell office:value-type="float" office:value="0.065313" calcext:value-type="float">
            <text:p>0.065313</text:p>
          </table:table-cell>
          <table:table-cell office:value-type="float" office:value="0.910525" calcext:value-type="float">
            <text:p>0.910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25" calcext:value-type="float">
            <text:p>0.983525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18104" calcext:value-type="float">
            <text:p>0.9181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4:11:36.65832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0T14:12:13.388363420</dc:date>
    <meta:editing-duration>PT12M7S</meta:editing-duration>
    <meta:editing-cycles>3</meta:editing-cycles>
    <meta:generator>LibreOffice/6.4.6.2$Linux_X86_64 LibreOffice_project/40$Build-2</meta:generator>
    <meta:document-statistic meta:table-count="1" meta:cell-count="21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5:'cuda-results'.K17 'cuda-results'.K14:'cuda-results'.K14" chart:data-source-has-labels="both" svg:x="1.331cm" svg:y="2.138cm" svg:width="10.789cm" svg:height="5.701cm">
          <chartooo:coordinate-region svg:x="2.243cm" svg:y="2.337cm" svg:width="9.877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627cm" chart:style-name="ch9">
              <text:p>Time (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0.92971711">
                <text:p>0.92971711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0.94780062">
                <text:p>0.94780062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0.980070249999999">
                <text:p>0.98007024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1:'cuda-results'.K23 'cuda-results'.K20:'cuda-results'.K20" chart:data-source-has-labels="both" svg:x="1.331cm" svg:y="2.138cm" svg:width="9.81cm" svg:height="5.701cm">
          <chartooo:coordinate-region svg:x="2.243cm" svg:y="2.338cm" svg:width="8.898cm" svg:height="4.854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434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0.01608097">
                <text:p>0.01608097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0.0321147">
                <text:p>0.0321147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0.06417807">
                <text:p>0.06417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